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3">
      <style:paragraph-properties fo:margin-top="0in" fo:margin-bottom="0in" loext:contextual-spacing="false"/>
    </style:style>
    <style:style style:name="P6" style:family="paragraph" style:parent-style-name="Preformatted_20_Text">
      <style:paragraph-properties fo:margin-top="0in" fo:margin-bottom="0.1965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While expression browser provides a great way to run ad-hoc queries, it is often necessary to have a more permanent view of your data you can quickly access at any time. Console templates allow you to display your data in a customizable way that can be easily accessed in a web browser. In this lesson, we talk about console templates and demonstrate the creation process.</text:p>
      <text:h text:style-name="Heading_20_4" text:outline-level="4"><text:bookmark text:name="relevant-documentation"/>Relevant Documentation</text:h>
      <text:list xml:id="list3257164554" text:style-name="L4">
        <text:list-item>
          <text:p text:style-name="P4"><text:a xlink:type="simple" xlink:href="https://prometheus.io/docs/visualization/consoles/" text:style-name="Internet_20_link" text:visited-style-name="Visited_20_Internet_20_Link">Console Templates</text:a></text:p>
        </text:list-item>
      </text:list>
      <text:h text:style-name="Heading_20_4" text:outline-level="4"><text:bookmark text:name="lesson-reference"/>Lesson Reference</text:h>
      <text:p text:style-name="Text_20_body">Log in to your Prometheus server and create a console template file:</text:p>
      <text:p text:style-name="P6"><text:span text:style-name="Source_20_Text">vi /etc/prometheus/consoles/disk-io.html</text:span></text:p>
      <text:p text:style-name="Text_20_body">Implement a basic console template that displays some data:</text:p>
      <text:p text:style-name="Preformatted_20_Text"><text:span text:style-name="Source_20_Text">{{template "head" .}}</text:span></text:p>
      <text:p text:style-name="Preformatted_20_Text"><text:span text:style-name="Source_20_Text">{{template "prom_content_head" .}}</text:span></text:p>
      <text:p text:style-name="Preformatted_20_Text"/>
      <text:p text:style-name="Preformatted_20_Text"><text:span text:style-name="Source_20_Text">&lt;h1&gt;Disk IO Rate&lt;/h1&gt;</text:span></text:p>
      <text:p text:style-name="Preformatted_20_Text"><text:span text:style-name="Source_20_Text">&lt;br /&gt;</text:span></text:p>
      <text:p text:style-name="Preformatted_20_Text"><text:span text:style-name="Source_20_Text">Current Disk IO: {{ template "prom_query_drilldown" (args "rate(node_disk_io_time_seconds_total{job='Linux Server'}[5m])") }}</text:span></text:p>
      <text:p text:style-name="Preformatted_20_Text"/>
      <text:p text:style-name="Preformatted_20_Text"><text:span text:style-name="Source_20_Text">{{template "prom_content_tail" .}}</text:span></text:p>
      <text:p text:style-name="P6"><text:span text:style-name="Source_20_Text">{{template "tail"}}</text:span></text:p>
      <text:p text:style-name="Text_20_body">View your console template in a web browser:</text:p>
      <text:p text:style-name="P6"><text:span text:style-name="Source_20_Text">http://&lt;PROMETHEUS_SERVER_PUBLIC_IP&gt;:9090/consoles/disk-io.html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21:48:55.144089229</meta:creation-date>
    <dc:date>2020-08-13T21:59:34.614265250</dc:date>
    <meta:editing-duration>P1DT10M3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130" meta:character-count="962" meta:non-whitespace-character-count="849"/>
  </office:meta>
</office:document-meta>
</file>